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468a1" officeooo:paragraph-rsid="000468a1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05f980" officeooo:paragraph-rsid="0005f980"/>
    </style:style>
    <style:style style:name="P3" style:family="paragraph" style:parent-style-name="Standard">
      <style:paragraph-properties fo:text-align="center" style:justify-single-word="false"/>
      <style:text-properties style:font-name="Khmer OS" fo:font-size="22pt" fo:font-weight="bold" officeooo:rsid="0005f980" officeooo:paragraph-rsid="0005f9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6c79a"/>
    </style:style>
    <style:style style:name="T1" style:family="text">
      <style:text-properties style:font-name="Khmer OS" officeooo:rsid="0005f980"/>
    </style:style>
    <style:style style:name="T2" style:family="text">
      <style:text-properties style:font-name="Khmer OS" officeooo:rsid="0006c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E4<text:line-break/></text:p>
      <text:p text:style-name="P3">Writing</text:p>
      <text:p text:style-name="P1"/>
      <text:p text:style-name="P2">Topic: What is your favorite book? Why is it your fevorite?</text:p>
      <text:p text:style-name="P2"/>
      <text:p text:style-name="P4"><text:span text:style-name="T1"><text:tab/>Hello everyone my name’s Daveat Corn. I have many favorite such as farming, coding, travel, and reading book. Reading book is one of my favorite daily activity and my favorite book is 100 ways To Motivate Yourself. </text:span><text:span text:style-name="T2">There are</text:span><text:span text:style-name="T1"> 100 motivation quotes inspire </text:span><text:span text:style-name="T2">to reader to challenge with their life. It doesn’t have much pages that make me like it. Reader <text:s/>can pick one or many of quote inside that book and apply to their real life by practice with patience. I also like read other book type such as history, and tutorial boo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0T22:29:08.342997888</dc:date>
    <meta:editing-duration>PT7M12S</meta:editing-duration>
    <meta:editing-cycles>4</meta:editing-cycles>
    <meta:document-statistic meta:table-count="0" meta:image-count="0" meta:object-count="0" meta:page-count="1" meta:paragraph-count="5" meta:word-count="111" meta:character-count="617" meta:non-whitespace-character-count="508"/>
  </office:meta>
</office:document-meta>
</file>